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text-align="center" fo:break-before="auto" fo:line-height="115%" style:writing-mode="lr-tb"/>
    </style:style>
    <style:style style:name="P3" style:family="paragraph" style:parent-style-name="Standard">
      <style:paragraph-properties fo:break-before="auto" fo:text-indent="1.27cm" fo:line-height="115%" fo:margin-left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T3_127" style:family="text"/>
    <style:style style:name="T3_128" style:family="text"/>
    <style:style style:name="T3_129" style:family="text"/>
    <style:style style:name="T3_130" style:family="text"/>
    <style:style style:name="T3_131" style:family="text"/>
    <style:style style:name="T3_132" style:family="text"/>
    <style:style style:name="T3_133" style:family="text"/>
    <style:style style:name="T3_134" style:family="text"/>
    <style:style style:name="T3_135" style:family="text"/>
    <style:style style:name="T3_136" style:family="text"/>
    <style:style style:name="T3_137" style:family="text"/>
    <style:style style:name="T3_138" style:family="text"/>
    <style:style style:name="T3_139" style:family="text"/>
    <style:style style:name="T3_140" style:family="text"/>
    <style:style style:name="T3_141" style:family="text"/>
    <style:style style:name="T3_142" style:family="text"/>
    <style:style style:name="T3_143" style:family="text"/>
    <style:style style:name="T3_144" style:family="text"/>
    <style:style style:name="T3_145" style:family="text"/>
    <style:style style:name="T3_146" style:family="text"/>
    <style:style style:name="T3_147" style:family="text"/>
    <style:style style:name="T3_148" style:family="text"/>
    <style:style style:name="T3_149" style:family="text"/>
    <style:style style:name="T3_150" style:family="text"/>
    <style:style style:name="T3_151" style:family="text"/>
    <style:style style:name="T3_152" style:family="text"/>
    <style:style style:name="T3_153" style:family="text"/>
    <style:style style:name="T3_154" style:family="text"/>
    <style:style style:name="T3_155" style:family="text"/>
    <style:style style:name="T3_156" style:family="text"/>
    <style:style style:name="T3_157" style:family="text"/>
    <style:style style:name="T3_158" style:family="text"/>
    <style:style style:name="T3_159" style:family="text"/>
    <style:style style:name="T3_160" style:family="text"/>
    <style:style style:name="T3_161" style:family="text"/>
    <style:style style:name="T3_162" style:family="text"/>
    <style:style style:name="T3_163" style:family="text"/>
    <style:style style:name="T3_164" style:family="text"/>
    <style:style style:name="T3_165" style:family="text"/>
    <style:style style:name="T3_166" style:family="text"/>
    <style:style style:name="T3_167" style:family="text"/>
    <style:style style:name="T3_168" style:family="text"/>
    <style:style style:name="T3_169" style:family="text"/>
    <style:style style:name="T3_170" style:family="text"/>
    <style:style style:name="T3_171" style:family="text"/>
    <style:style style:name="T3_172" style:family="text"/>
    <style:style style:name="T3_173" style:family="text"/>
    <style:style style:name="T3_174" style:family="text"/>
    <style:style style:name="T3_175" style:family="text"/>
    <style:style style:name="T3_176" style:family="text"/>
    <style:style style:name="T3_177" style:family="text"/>
    <style:style style:name="T3_178" style:family="text"/>
    <style:style style:name="T3_179" style:family="text"/>
    <style:style style:name="T3_180" style:family="text"/>
    <style:style style:name="T3_181" style:family="text"/>
    <style:style style:name="T3_182" style:family="text"/>
    <style:style style:name="T3_183" style:family="text"/>
    <style:style style:name="T3_184" style:family="text"/>
    <style:style style:name="T3_185" style:family="text"/>
    <style:style style:name="T3_186" style:family="text"/>
    <style:style style:name="T3_187" style:family="text"/>
    <style:style style:name="T3_188" style:family="text"/>
    <style:style style:name="T3_189" style:family="text"/>
    <style:style style:name="T3_190" style:family="text"/>
    <style:style style:name="T3_191" style:family="text"/>
    <style:style style:name="T3_192" style:family="text"/>
    <style:style style:name="T3_193" style:family="text"/>
    <style:style style:name="T3_194" style:family="text"/>
    <style:style style:name="T3_195" style:family="text"/>
    <style:style style:name="T3_196" style:family="text"/>
    <style:style style:name="T3_197" style:family="text"/>
    <style:style style:name="T3_198" style:family="text"/>
    <style:style style:name="T3_199" style:family="text"/>
    <style:style style:name="T3_200" style:family="text"/>
    <style:style style:name="T3_201" style:family="text"/>
    <style:style style:name="T3_202" style:family="text"/>
    <style:style style:name="T3_203" style:family="text"/>
    <style:style style:name="T3_204" style:family="text"/>
    <style:style style:name="P4" style:family="paragraph" style:parent-style-name="Standard">
      <style:paragraph-properties fo:break-before="auto" fo:text-indent="1.27cm" fo:line-height="115%" fo:margin-left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T4_123" style:family="text"/>
    <style:style style:name="T4_124" style:family="text"/>
    <style:style style:name="T4_125" style:family="text"/>
    <style:style style:name="T4_126" style:family="text"/>
    <style:style style:name="T4_127" style:family="text"/>
    <style:style style:name="T4_128" style:family="text"/>
    <style:style style:name="T4_129" style:family="text"/>
    <style:style style:name="T4_130" style:family="text"/>
    <style:style style:name="T4_131" style:family="text"/>
    <style:style style:name="T4_132" style:family="text"/>
    <style:style style:name="T4_133" style:family="text"/>
    <style:style style:name="T4_134" style:family="text"/>
    <style:style style:name="T4_135" style:family="text"/>
    <style:style style:name="T4_136" style:family="text"/>
    <style:style style:name="T4_137" style:family="text"/>
    <style:style style:name="T4_138" style:family="text"/>
    <style:style style:name="P5" style:family="paragraph" style:parent-style-name="Standard">
      <style:paragraph-properties fo:break-before="auto" fo:text-indent="1.27cm" fo:line-height="115%" fo:margin-left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T5_169" style:family="text"/>
    <style:style style:name="T5_170" style:family="text"/>
    <style:style style:name="T5_171" style:family="text"/>
    <style:style style:name="T5_172" style:family="text"/>
    <style:style style:name="T5_173" style:family="text"/>
    <style:style style:name="T5_174" style:family="text"/>
    <style:style style:name="T5_175" style:family="text"/>
    <style:style style:name="T5_176" style:family="text"/>
    <style:style style:name="T5_177" style:family="text"/>
    <style:style style:name="T5_178" style:family="text"/>
    <style:style style:name="T5_179" style:family="text"/>
    <style:style style:name="T5_180" style:family="text"/>
    <style:style style:name="T5_181" style:family="text"/>
    <style:style style:name="T5_182" style:family="text"/>
    <style:style style:name="T5_183" style:family="text"/>
    <style:style style:name="T5_184" style:family="text"/>
    <style:style style:name="T5_185" style:family="text"/>
    <style:style style:name="T5_186" style:family="text"/>
    <style:style style:name="T5_187" style:family="text"/>
    <style:style style:name="T5_188" style:family="text"/>
    <style:style style:name="T5_189" style:family="text"/>
    <style:style style:name="T5_190" style:family="text"/>
    <style:style style:name="T5_191" style:family="text"/>
    <style:style style:name="T5_192" style:family="text"/>
    <style:style style:name="T5_193" style:family="text"/>
    <style:style style:name="T5_194" style:family="text"/>
    <style:style style:name="T5_195" style:family="text"/>
    <style:style style:name="T5_196" style:family="text"/>
    <style:style style:name="T5_197" style:family="text"/>
    <style:style style:name="T5_198" style:family="text"/>
    <style:style style:name="T5_199" style:family="text"/>
    <style:style style:name="T5_200" style:family="text"/>
    <style:style style:name="T5_201" style:family="text"/>
    <style:style style:name="T5_202" style:family="text"/>
    <style:style style:name="T5_203" style:family="text"/>
    <style:style style:name="T5_204" style:family="text"/>
    <style:style style:name="T5_205" style:family="text"/>
    <style:style style:name="T5_206" style:family="text"/>
    <style:style style:name="T5_207" style:family="text"/>
    <style:style style:name="T5_208" style:family="text"/>
    <style:style style:name="T5_209" style:family="text"/>
    <style:style style:name="T5_210" style:family="text"/>
    <style:style style:name="T5_211" style:family="text"/>
    <style:style style:name="T5_212" style:family="text"/>
    <style:style style:name="T5_213" style:family="text"/>
    <style:style style:name="T5_214" style:family="text"/>
    <style:style style:name="T5_215" style:family="text"/>
    <style:style style:name="T5_216" style:family="text"/>
    <style:style style:name="T5_217" style:family="text"/>
    <style:style style:name="T5_218" style:family="text"/>
    <style:style style:name="T5_219" style:family="text"/>
    <style:style style:name="T5_220" style:family="text"/>
    <style:style style:name="T5_221" style:family="text"/>
    <style:style style:name="T5_222" style:family="text"/>
    <style:style style:name="T5_223" style:family="text"/>
    <style:style style:name="T5_224" style:family="text"/>
    <style:style style:name="T5_225" style:family="text"/>
    <style:style style:name="T5_226" style:family="text"/>
    <style:style style:name="T5_227" style:family="text"/>
    <style:style style:name="T5_228" style:family="text"/>
    <style:style style:name="T5_229" style:family="text"/>
    <style:style style:name="T5_230" style:family="text"/>
    <style:style style:name="T5_231" style:family="text"/>
    <style:style style:name="T5_232" style:family="text"/>
    <style:style style:name="T5_233" style:family="text"/>
    <style:style style:name="T5_234" style:family="text"/>
    <style:style style:name="T5_235" style:family="text"/>
    <style:style style:name="T5_236" style:family="text"/>
    <style:style style:name="T5_237" style:family="text"/>
    <style:style style:name="T5_238" style:family="text"/>
    <style:style style:name="T5_239" style:family="text"/>
    <style:style style:name="T5_240" style:family="text"/>
    <style:style style:name="T5_241" style:family="text"/>
    <style:style style:name="T5_242" style:family="text"/>
    <style:style style:name="T5_243" style:family="text"/>
    <style:style style:name="T5_244" style:family="text"/>
    <style:style style:name="T5_245" style:family="text"/>
    <style:style style:name="T5_246" style:family="text"/>
    <style:style style:name="T5_247" style:family="text"/>
    <style:style style:name="T5_248" style:family="text"/>
    <style:style style:name="T5_249" style:family="text"/>
    <style:style style:name="T5_250" style:family="text"/>
    <style:style style:name="T5_251" style:family="text"/>
    <style:style style:name="T5_252" style:family="text"/>
    <style:style style:name="T5_253" style:family="text"/>
    <style:style style:name="T5_254" style:family="text"/>
    <style:style style:name="T5_255" style:family="text"/>
    <style:style style:name="T5_256" style:family="text"/>
    <style:style style:name="T5_257" style:family="text"/>
    <style:style style:name="T5_258" style:family="text"/>
    <style:style style:name="T5_259" style:family="text"/>
    <style:style style:name="T5_260" style:family="text"/>
    <style:style style:name="T5_261" style:family="text"/>
    <style:style style:name="T5_262" style:family="text"/>
    <style:style style:name="T5_263" style:family="text"/>
    <style:style style:name="T5_264" style:family="text"/>
    <style:style style:name="T5_265" style:family="text"/>
    <style:style style:name="T5_266" style:family="text"/>
    <style:style style:name="T5_267" style:family="text"/>
    <style:style style:name="T5_268" style:family="text"/>
    <style:style style:name="T5_269" style:family="text"/>
    <style:style style:name="T5_270" style:family="text"/>
    <style:style style:name="T5_271" style:family="text"/>
    <style:style style:name="T5_272" style:family="text"/>
    <style:style style:name="T5_273" style:family="text"/>
    <style:style style:name="T5_274" style:family="text"/>
    <style:style style:name="T5_275" style:family="text"/>
    <style:style style:name="T5_276" style:family="text"/>
    <style:style style:name="T5_277" style:family="text"/>
    <style:style style:name="T5_278" style:family="text"/>
    <style:style style:name="T5_279" style:family="text"/>
    <style:style style:name="T5_280" style:family="text"/>
    <style:style style:name="T5_281" style:family="text"/>
    <style:style style:name="T5_282" style:family="text"/>
    <style:style style:name="T5_283" style:family="text"/>
    <style:style style:name="T5_284" style:family="text"/>
    <style:style style:name="T5_285" style:family="text"/>
    <style:style style:name="T5_286" style:family="text"/>
    <style:style style:name="T5_287" style:family="text"/>
    <style:style style:name="T5_288" style:family="text"/>
    <style:style style:name="T5_289" style:family="text"/>
    <style:style style:name="T5_290" style:family="text"/>
    <style:style style:name="T5_291" style:family="text"/>
    <style:style style:name="T5_292" style:family="text"/>
    <style:style style:name="T5_293" style:family="text"/>
    <style:style style:name="T5_294" style:family="text"/>
    <style:style style:name="T5_295" style:family="text"/>
    <style:style style:name="T5_296" style:family="text"/>
    <style:style style:name="T5_297" style:family="text"/>
    <style:style style:name="T5_298" style:family="text"/>
    <style:style style:name="T5_299" style:family="text"/>
    <style:style style:name="T5_300" style:family="text"/>
    <style:style style:name="T5_301" style:family="text"/>
    <style:style style:name="T5_302" style:family="text"/>
    <style:style style:name="T5_303" style:family="text"/>
    <style:style style:name="T5_304" style:family="text"/>
    <style:style style:name="T5_305" style:family="text"/>
    <style:style style:name="T5_306" style:family="text"/>
    <style:style style:name="T5_307" style:family="text"/>
    <style:style style:name="T5_308" style:family="text"/>
    <style:style style:name="T5_309" style:family="text"/>
    <style:style style:name="T5_310" style:family="text"/>
    <style:style style:name="T5_311" style:family="text"/>
    <style:style style:name="T5_312" style:family="text"/>
    <style:style style:name="P6" style:family="paragraph" style:parent-style-name="Standard">
      <style:paragraph-properties fo:break-before="auto" fo:text-indent="1.27cm" fo:line-height="115%" fo:margin-left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T6_105" style:family="text"/>
    <style:style style:name="T6_106" style:family="text"/>
    <style:style style:name="T6_107" style:family="text"/>
    <style:style style:name="T6_108" style:family="text"/>
    <style:style style:name="T6_109" style:family="text"/>
    <style:style style:name="T6_110" style:family="text"/>
    <style:style style:name="T6_111" style:family="text"/>
    <style:style style:name="T6_112" style:family="text"/>
    <style:style style:name="T6_113" style:family="text"/>
    <style:style style:name="T6_114" style:family="text"/>
    <style:style style:name="T6_115" style:family="text"/>
    <style:style style:name="T6_116" style:family="text"/>
    <style:style style:name="T6_117" style:family="text"/>
    <style:style style:name="T6_118" style:family="text"/>
    <style:style style:name="T6_119" style:family="text"/>
    <style:style style:name="T6_120" style:family="text"/>
    <style:style style:name="T6_121" style:family="text"/>
    <style:style style:name="T6_122" style:family="text"/>
    <style:style style:name="T6_123" style:family="text"/>
    <style:style style:name="T6_124" style:family="text"/>
    <style:style style:name="T6_125" style:family="text"/>
    <style:style style:name="T6_126" style:family="text"/>
    <style:style style:name="T6_127" style:family="text"/>
    <style:style style:name="T6_128" style:family="text"/>
    <style:style style:name="T6_129" style:family="text"/>
    <style:style style:name="T6_130" style:family="text"/>
    <style:style style:name="T6_131" style:family="text"/>
    <style:style style:name="T6_132" style:family="text"/>
    <style:style style:name="T6_133" style:family="text"/>
    <style:style style:name="T6_134" style:family="text"/>
    <style:style style:name="T6_135" style:family="text"/>
    <style:style style:name="T6_136" style:family="text"/>
    <style:style style:name="T6_137" style:family="text"/>
    <style:style style:name="T6_138" style:family="text"/>
    <style:style style:name="T6_139" style:family="text"/>
    <style:style style:name="T6_140" style:family="text"/>
    <style:style style:name="T6_141" style:family="text"/>
    <style:style style:name="T6_142" style:family="text"/>
    <style:style style:name="T6_143" style:family="text"/>
    <style:style style:name="T6_144" style:family="text"/>
    <style:style style:name="T6_145" style:family="text"/>
    <style:style style:name="T6_146" style:family="text"/>
    <style:style style:name="T6_147" style:family="text"/>
    <style:style style:name="T6_148" style:family="text"/>
    <style:style style:name="T6_149" style:family="text"/>
    <style:style style:name="T6_150" style:family="text"/>
    <style:style style:name="T6_151" style:family="text"/>
    <style:style style:name="T6_152" style:family="text"/>
    <style:style style:name="T6_153" style:family="text"/>
    <style:style style:name="T6_154" style:family="text"/>
    <style:style style:name="T6_155" style:family="text"/>
    <style:style style:name="T6_156" style:family="text"/>
    <style:style style:name="T6_157" style:family="text"/>
    <style:style style:name="T6_158" style:family="text"/>
    <style:style style:name="T6_159" style:family="text"/>
    <style:style style:name="T6_160" style:family="text"/>
    <style:style style:name="T6_161" style:family="text"/>
    <style:style style:name="T6_162" style:family="text"/>
    <style:style style:name="T6_163" style:family="text"/>
    <style:style style:name="T6_164" style:family="text"/>
    <style:style style:name="T6_165" style:family="text"/>
    <style:style style:name="T6_166" style:family="text"/>
    <style:style style:name="T6_167" style:family="text"/>
    <style:style style:name="T6_168" style:family="text"/>
    <style:style style:name="T6_169" style:family="text"/>
    <style:style style:name="T6_170" style:family="text"/>
    <style:style style:name="T6_171" style:family="text"/>
    <style:style style:name="T6_172" style:family="text"/>
    <style:style style:name="T6_173" style:family="text"/>
    <style:style style:name="T6_174" style:family="text"/>
    <style:style style:name="T6_175" style:family="text"/>
    <style:style style:name="T6_176" style:family="text"/>
    <style:style style:name="T6_177" style:family="text"/>
    <style:style style:name="T6_178" style:family="text"/>
    <style:style style:name="T6_179" style:family="text"/>
    <style:style style:name="T6_180" style:family="text"/>
    <style:style style:name="T6_181" style:family="text"/>
    <style:style style:name="T6_182" style:family="text"/>
    <style:style style:name="T6_183" style:family="text"/>
    <style:style style:name="T6_184" style:family="text"/>
    <style:style style:name="T6_185" style:family="text"/>
    <style:style style:name="T6_186" style:family="text"/>
    <style:style style:name="T6_187" style:family="text"/>
    <style:style style:name="T6_188" style:family="text"/>
    <style:style style:name="T6_189" style:family="text"/>
    <style:style style:name="T6_190" style:family="text"/>
    <style:style style:name="T6_191" style:family="text"/>
    <style:style style:name="T6_192" style:family="text"/>
    <style:style style:name="T6_193" style:family="text"/>
    <style:style style:name="T6_194" style:family="text"/>
    <style:style style:name="T6_195" style:family="text"/>
    <style:style style:name="T6_196" style:family="text"/>
    <style:style style:name="T6_197" style:family="text"/>
    <style:style style:name="T6_198" style:family="text"/>
    <style:style style:name="T6_199" style:family="text"/>
    <style:style style:name="T6_200" style:family="text"/>
    <style:style style:name="T6_201" style:family="text"/>
    <style:style style:name="T6_202" style:family="text"/>
    <style:style style:name="T6_203" style:family="text"/>
    <style:style style:name="T6_204" style:family="text"/>
    <style:style style:name="T6_205" style:family="text"/>
    <style:style style:name="T6_206" style:family="text"/>
    <style:style style:name="T6_207" style:family="text"/>
    <style:style style:name="T6_208" style:family="text"/>
    <style:style style:name="T6_209" style:family="text"/>
    <style:style style:name="T6_210" style:family="text"/>
    <style:style style:name="T6_211" style:family="text"/>
    <style:style style:name="T6_212" style:family="text"/>
    <style:style style:name="T6_213" style:family="text"/>
    <style:style style:name="T6_214" style:family="text"/>
    <style:style style:name="T6_215" style:family="text"/>
    <style:style style:name="T6_216" style:family="text"/>
    <style:style style:name="P7" style:family="paragraph" style:parent-style-name="Standard">
      <style:paragraph-properties fo:break-before="auto" fo:text-indent="1.27cm" fo:line-height="115%" fo:margin-left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P8" style:family="paragraph" style:parent-style-name="Standard">
      <style:paragraph-properties fo:break-before="auto" fo:text-indent="1.27cm" fo:line-height="115%" fo:margin-left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</office:automatic-styles>
  <office:body>
    <office:text>
      <text:p text:style-name="P1"><text:span text:style-name="T1_1">Signing</text:span><text:span text:style-name="T1_2"><text:s/></text:span><text:span text:style-name="T1_3">Method</text:span></text:p>
      <text:p text:style-name="P2"/>
      <text:p text:style-name="P3"><text:span text:style-name="T3_1">The</text:span><text:span text:style-name="T3_2"><text:s/></text:span><text:span text:style-name="T3_3">Signing</text:span><text:span text:style-name="T3_4"><text:s/></text:span><text:span text:style-name="T3_5">Method</text:span><text:span text:style-name="T3_6"><text:s/></text:span><text:span text:style-name="T3_7">can</text:span><text:span text:style-name="T3_8"><text:s/></text:span><text:span text:style-name="T3_9">be</text:span><text:span text:style-name="T3_10"><text:s/></text:span><text:span text:style-name="T3_11">quickly</text:span><text:span text:style-name="T3_12"><text:s/></text:span><text:span text:style-name="T3_13">summarized</text:span><text:span text:style-name="T3_14"><text:s/></text:span><text:span text:style-name="T3_15">as</text:span><text:span text:style-name="T3_16"><text:s/></text:span><text:span text:style-name="T3_17">appending</text:span><text:span text:style-name="T3_18"><text:s/></text:span><text:span text:style-name="T3_19">a</text:span><text:span text:style-name="T3_20"><text:s/></text:span><text:span text:style-name="T3_21">node</text:span><text:span text:style-name="T3_22"><text:s/></text:span><text:span text:style-name="T3_23">id</text:span><text:span text:style-name="T3_24"><text:s/></text:span><text:span text:style-name="T3_25">to</text:span><text:span text:style-name="T3_26"><text:s/></text:span><text:span text:style-name="T3_27">the</text:span><text:span text:style-name="T3_28"><text:s/></text:span><text:span text:style-name="T3_29">packet</text:span><text:span text:style-name="T3_30">-</text:span><text:span text:style-name="T3_31">in</text:span><text:span text:style-name="T3_32">-</text:span><text:span text:style-name="T3_33">question</text:span><text:span text:style-name="T3_34"><text:s/></text:span><text:span text:style-name="T3_35">and</text:span><text:span text:style-name="T3_36"><text:s/></text:span><text:span text:style-name="T3_37">cryptographically</text:span><text:span text:style-name="T3_38"><text:s/></text:span><text:span text:style-name="T3_39">signing</text:span><text:span text:style-name="T3_40"><text:s/></text:span><text:span text:style-name="T3_41">the</text:span><text:span text:style-name="T3_42"><text:s/></text:span><text:span text:style-name="T3_43">new</text:span><text:span text:style-name="T3_44"><text:s/></text:span><text:span text:style-name="T3_45">payload</text:span><text:span text:style-name="T3_46"><text:s/></text:span><text:span text:style-name="T3_47">at</text:span><text:span text:style-name="T3_48"><text:s/></text:span><text:span text:style-name="T3_49">each</text:span><text:span text:style-name="T3_50"><text:s/></text:span><text:span text:style-name="T3_51">host</text:span><text:span text:style-name="T3_52"><text:s/></text:span><text:span text:style-name="T3_53">in</text:span><text:span text:style-name="T3_54"><text:s/></text:span><text:span text:style-name="T3_55">the</text:span><text:span text:style-name="T3_56"><text:s/></text:span><text:span text:style-name="T3_57">transmission</text:span><text:span text:style-name="T3_58">.<text:s/><text:tab/></text:span><text:span text:style-name="T3_59">Additionally</text:span><text:span text:style-name="T3_60"><text:s/></text:span><text:span text:style-name="T3_61">each</text:span><text:span text:style-name="T3_62"><text:s/></text:span><text:span text:style-name="T3_63">node</text:span><text:span text:style-name="T3_64"><text:s/></text:span><text:span text:style-name="T3_65">stores</text:span><text:span text:style-name="T3_66"><text:s/></text:span><text:span text:style-name="T3_67">the</text:span><text:span text:style-name="T3_68"><text:s/></text:span><text:span text:style-name="T3_69">node</text:span><text:span text:style-name="T3_70"><text:s/></text:span><text:span text:style-name="T3_71">the</text:span><text:span text:style-name="T3_72"><text:s/></text:span><text:span text:style-name="T3_73">packet</text:span><text:span text:style-name="T3_74"><text:s/></text:span><text:span text:style-name="T3_75">was</text:span><text:span text:style-name="T3_76"><text:s/></text:span><text:span text:style-name="T3_77">received</text:span><text:span text:style-name="T3_78"><text:s/></text:span><text:span text:style-name="T3_79">from</text:span><text:span text:style-name="T3_80">,<text:s/></text:span><text:span text:style-name="T3_81">the</text:span><text:span text:style-name="T3_82"><text:s/></text:span><text:span text:style-name="T3_83">node</text:span><text:span text:style-name="T3_84"><text:s/></text:span><text:span text:style-name="T3_85">will</text:span><text:span text:style-name="T3_86"><text:s/></text:span><text:span text:style-name="T3_87">be</text:span><text:span text:style-name="T3_88"><text:s/></text:span><text:span text:style-name="T3_89">sent</text:span><text:span text:style-name="T3_90"><text:s/></text:span><text:span text:style-name="T3_91">to</text:span><text:span text:style-name="T3_92">,<text:s/></text:span><text:span text:style-name="T3_93">and</text:span><text:span text:style-name="T3_94"><text:s/></text:span><text:span text:style-name="T3_95">optionally</text:span><text:span text:style-name="T3_96"><text:s/></text:span><text:span text:style-name="T3_97">the</text:span><text:span text:style-name="T3_98"><text:s/></text:span><text:span text:style-name="T3_99">current</text:span><text:span text:style-name="T3_100"><text:s/></text:span><text:span text:style-name="T3_101">signature</text:span><text:span text:style-name="T3_102"><text:s/></text:span><text:span text:style-name="T3_103">of</text:span><text:span text:style-name="T3_104"><text:s/></text:span><text:span text:style-name="T3_105">the</text:span><text:span text:style-name="T3_106"><text:s/></text:span><text:span text:style-name="T3_107">packet</text:span><text:span text:style-name="T3_108">.<text:s/></text:span><text:span text:style-name="T3_109">The</text:span><text:span text:style-name="T3_110"><text:s/></text:span><text:span text:style-name="T3_111">choice</text:span><text:span text:style-name="T3_112"><text:s/></text:span><text:span text:style-name="T3_113">of</text:span><text:span text:style-name="T3_114"><text:s/></text:span><text:span text:style-name="T3_115">hashing</text:span><text:span text:style-name="T3_116"><text:s/></text:span><text:span text:style-name="T3_117">algorithm</text:span><text:span text:style-name="T3_118"><text:s/></text:span><text:span text:style-name="T3_119">is</text:span><text:span text:style-name="T3_120"><text:s/></text:span><text:span text:style-name="T3_121">left</text:span><text:span text:style-name="T3_122"><text:s/></text:span><text:span text:style-name="T3_123">undefined</text:span><text:span text:style-name="T3_124">,<text:s/></text:span><text:span text:style-name="T3_125">but</text:span><text:span text:style-name="T3_126"><text:s/></text:span><text:span text:style-name="T3_127">recommended</text:span><text:span text:style-name="T3_128"><text:s/></text:span><text:span text:style-name="T3_129">to</text:span><text:span text:style-name="T3_130"><text:s/></text:span><text:span text:style-name="T3_131">be</text:span><text:span text:style-name="T3_132"><text:s/></text:span><text:span text:style-name="T3_133">a</text:span><text:span text:style-name="T3_134"><text:s/></text:span><text:span text:style-name="T3_135">member</text:span><text:span text:style-name="T3_136"><text:s/></text:span><text:span text:style-name="T3_137">of</text:span><text:span text:style-name="T3_138"><text:s/></text:span><text:span text:style-name="T3_139">the</text:span><text:span text:style-name="T3_140"><text:s/></text:span><text:span text:style-name="T3_141">SHA</text:span><text:span text:style-name="T3_142">2<text:s/></text:span><text:span text:style-name="T3_143">family</text:span><text:span text:style-name="T3_144">.<text:s/></text:span><text:span text:style-name="T3_145">Likewise</text:span><text:span text:style-name="T3_146">,<text:s/></text:span><text:span text:style-name="T3_147">the</text:span><text:span text:style-name="T3_148"><text:s/></text:span><text:span text:style-name="T3_149">choice</text:span><text:span text:style-name="T3_150"><text:s/></text:span><text:span text:style-name="T3_151">of</text:span><text:span text:style-name="T3_152"><text:s/></text:span><text:span text:style-name="T3_153">encryption</text:span><text:span text:style-name="T3_154"><text:s/></text:span><text:span text:style-name="T3_155">algorithm</text:span><text:span text:style-name="T3_156"><text:s/></text:span><text:span text:style-name="T3_157">is</text:span><text:span text:style-name="T3_158"><text:s/></text:span><text:span text:style-name="T3_159">left</text:span><text:span text:style-name="T3_160"><text:s/></text:span><text:span text:style-name="T3_161">undefined</text:span><text:span text:style-name="T3_162">:<text:s/></text:span><text:span text:style-name="T3_163">public</text:span><text:span text:style-name="T3_164"><text:s/></text:span><text:span text:style-name="T3_165">key</text:span><text:span text:style-name="T3_166"><text:s/></text:span><text:span text:style-name="T3_167">encryption</text:span><text:span text:style-name="T3_168"><text:s/></text:span><text:span text:style-name="T3_169">would</text:span><text:span text:style-name="T3_170"><text:s/></text:span><text:span text:style-name="T3_171">be</text:span><text:span text:style-name="T3_172"><text:s/></text:span><text:span text:style-name="T3_173">valuable</text:span><text:span text:style-name="T3_174"><text:s/></text:span><text:span text:style-name="T3_175">from</text:span><text:span text:style-name="T3_176"><text:s/></text:span><text:span text:style-name="T3_177">a</text:span><text:span text:style-name="T3_178"><text:s/></text:span><text:span text:style-name="T3_179">security</text:span><text:span text:style-name="T3_180"><text:s/></text:span><text:span text:style-name="T3_181">standpoint</text:span><text:span text:style-name="T3_182">,<text:s/></text:span><text:span text:style-name="T3_183">but</text:span><text:span text:style-name="T3_184"><text:s/></text:span><text:span text:style-name="T3_185">would</text:span><text:span text:style-name="T3_186"><text:s/></text:span><text:span text:style-name="T3_187">be</text:span><text:span text:style-name="T3_188"><text:s/></text:span><text:span text:style-name="T3_189">orders</text:span><text:span text:style-name="T3_190"><text:s/></text:span><text:span text:style-name="T3_191">of</text:span><text:span text:style-name="T3_192"><text:s/></text:span><text:span text:style-name="T3_193">magnitude</text:span><text:span text:style-name="T3_194"><text:s/></text:span><text:span text:style-name="T3_195">slower</text:span><text:span text:style-name="T3_196"><text:s/></text:span><text:span text:style-name="T3_197">than</text:span><text:span text:style-name="T3_198"><text:s/></text:span><text:span text:style-name="T3_199">symmetric</text:span><text:span text:style-name="T3_200"><text:s/></text:span><text:span text:style-name="T3_201">key</text:span><text:span text:style-name="T3_202"><text:s/></text:span><text:span text:style-name="T3_203">encryption</text:span><text:span text:style-name="T3_204">.<text:s/></text:span></text:p>
      <text:p text:style-name="P4"><text:span text:style-name="T4_1">When</text:span><text:span text:style-name="T4_2"><text:s/></text:span><text:span text:style-name="T4_3">a</text:span><text:span text:style-name="T4_4"><text:s/></text:span><text:span text:style-name="T4_5">packet</text:span><text:span text:style-name="T4_6"><text:s/></text:span><text:span text:style-name="T4_7">is</text:span><text:span text:style-name="T4_8"><text:s/></text:span><text:span text:style-name="T4_9">passed</text:span><text:span text:style-name="T4_10"><text:s/></text:span><text:span text:style-name="T4_11">to</text:span><text:span text:style-name="T4_12"><text:s/></text:span><text:span text:style-name="T4_13">the</text:span><text:span text:style-name="T4_14"><text:s/></text:span><text:span text:style-name="T4_15">network</text:span><text:span text:style-name="T4_16"><text:s/></text:span><text:span text:style-name="T4_17">functions</text:span><text:span text:style-name="T4_18"><text:s/></text:span><text:span text:style-name="T4_19">to</text:span><text:span text:style-name="T4_20"><text:s/></text:span><text:span text:style-name="T4_21">be</text:span><text:span text:style-name="T4_22"><text:s/></text:span><text:span text:style-name="T4_23">sent</text:span><text:span text:style-name="T4_24"><text:s/></text:span><text:span text:style-name="T4_25">to</text:span><text:span text:style-name="T4_26"><text:s/></text:span><text:span text:style-name="T4_27">a</text:span><text:span text:style-name="T4_28"><text:s/></text:span><text:span text:style-name="T4_29">remote</text:span><text:span text:style-name="T4_30"><text:s/></text:span><text:span text:style-name="T4_31">host</text:span><text:span text:style-name="T4_32">,<text:s/></text:span><text:span text:style-name="T4_33">our</text:span><text:span text:style-name="T4_34"><text:s/></text:span><text:span text:style-name="T4_35">code</text:span><text:span text:style-name="T4_36"><text:s/>(</text:span><text:span text:style-name="T4_37">possibly</text:span><text:span text:style-name="T4_38"><text:s/></text:span><text:span text:style-name="T4_39">a</text:span><text:span text:style-name="T4_40"><text:s/></text:span><text:span text:style-name="T4_41">kernel</text:span><text:span text:style-name="T4_42"><text:s/></text:span><text:span text:style-name="T4_43">module</text:span><text:span text:style-name="T4_44">)<text:s/></text:span><text:span text:style-name="T4_45">would</text:span><text:span text:style-name="T4_46"><text:s/></text:span><text:span text:style-name="T4_47">intercept</text:span><text:span text:style-name="T4_48"><text:s/></text:span><text:span text:style-name="T4_49">the</text:span><text:span text:style-name="T4_50"><text:s/></text:span><text:span text:style-name="T4_51">packet</text:span><text:span text:style-name="T4_52"><text:s/></text:span><text:span text:style-name="T4_53">before</text:span><text:span text:style-name="T4_54"><text:s/></text:span><text:span text:style-name="T4_55">being</text:span><text:span text:style-name="T4_56"><text:s/></text:span><text:span text:style-name="T4_57">sent</text:span><text:span text:style-name="T4_58">.<text:s/></text:span><text:span text:style-name="T4_59">To</text:span><text:span text:style-name="T4_60"><text:s/></text:span><text:span text:style-name="T4_61">the</text:span><text:span text:style-name="T4_62"><text:s/></text:span><text:span text:style-name="T4_63">end</text:span><text:span text:style-name="T4_64"><text:s/></text:span><text:span text:style-name="T4_65">of</text:span><text:span text:style-name="T4_66"><text:s/></text:span><text:span text:style-name="T4_67">the</text:span><text:span text:style-name="T4_68"><text:s/></text:span><text:span text:style-name="T4_69">packet</text:span><text:span text:style-name="T4_70"><text:s/></text:span><text:span text:style-name="T4_71">would</text:span><text:span text:style-name="T4_72"><text:s/></text:span><text:span text:style-name="T4_73">be</text:span><text:span text:style-name="T4_74"><text:s/></text:span><text:span text:style-name="T4_75">appended</text:span><text:span text:style-name="T4_76"><text:s/></text:span><text:span text:style-name="T4_77">a</text:span><text:span text:style-name="T4_78"><text:s/></text:span><text:span text:style-name="T4_79">number</text:span><text:span text:style-name="T4_80"><text:s/></text:span><text:span text:style-name="T4_81">of</text:span><text:span text:style-name="T4_82"><text:s/></text:span><text:span text:style-name="T4_83">zero</text:span><text:span text:style-name="T4_84">-</text:span><text:span text:style-name="T4_85">bytes</text:span><text:span text:style-name="T4_86"><text:s/></text:span><text:span text:style-name="T4_87">equal</text:span><text:span text:style-name="T4_88"><text:s/></text:span><text:span text:style-name="T4_89">to</text:span><text:span text:style-name="T4_90"><text:s/></text:span><text:span text:style-name="T4_91">the</text:span><text:span text:style-name="T4_92"><text:s/></text:span><text:span text:style-name="T4_93">size</text:span><text:span text:style-name="T4_94"><text:s/></text:span><text:span text:style-name="T4_95">of</text:span><text:span text:style-name="T4_96"><text:s/></text:span><text:span text:style-name="T4_97">the</text:span><text:span text:style-name="T4_98"><text:s/></text:span><text:span text:style-name="T4_99">chosen</text:span><text:span text:style-name="T4_100"><text:s/></text:span><text:span text:style-name="T4_101">hash</text:span><text:span text:style-name="T4_102">,<text:s/></text:span><text:span text:style-name="T4_103">to</text:span><text:span text:style-name="T4_104"><text:s/></text:span><text:span text:style-name="T4_105">be</text:span><text:span text:style-name="T4_106"><text:s/></text:span><text:span text:style-name="T4_107">later</text:span><text:span text:style-name="T4_108"><text:s/></text:span><text:span text:style-name="T4_109">replaced</text:span><text:span text:style-name="T4_110"><text:s/></text:span><text:span text:style-name="T4_111">by</text:span><text:span text:style-name="T4_112"><text:s/></text:span><text:span text:style-name="T4_113">the</text:span><text:span text:style-name="T4_114"><text:s/></text:span><text:span text:style-name="T4_115">cryptographic</text:span><text:span text:style-name="T4_116"><text:s/></text:span><text:span text:style-name="T4_117">signature</text:span><text:span text:style-name="T4_118">.<text:s/></text:span><text:span text:style-name="T4_119">Next</text:span><text:span text:style-name="T4_120"><text:s/></text:span><text:span text:style-name="T4_121">we</text:span><text:span text:style-name="T4_122"><text:s/></text:span><text:span text:style-name="T4_123">append</text:span><text:span text:style-name="T4_124"><text:s/></text:span><text:span text:style-name="T4_125">a</text:span><text:span text:style-name="T4_126"><text:s/></text:span><text:span text:style-name="T4_127">relative</text:span><text:span text:style-name="T4_128"><text:s/></text:span><text:span text:style-name="T4_129">ID</text:span><text:span text:style-name="T4_130"><text:s/></text:span><text:span text:style-name="T4_131">representing</text:span><text:span text:style-name="T4_132"><text:s/></text:span><text:span text:style-name="T4_133">the</text:span><text:span text:style-name="T4_134"><text:s/></text:span><text:span text:style-name="T4_135">current</text:span><text:span text:style-name="T4_136"><text:s/></text:span><text:span text:style-name="T4_137">host</text:span><text:span text:style-name="T4_138">.<text:s/></text:span></text:p>
      <text:p text:style-name="P5"><text:span text:style-name="T5_1">When</text:span><text:span text:style-name="T5_2"><text:s/></text:span><text:span text:style-name="T5_3">the</text:span><text:span text:style-name="T5_4"><text:s/></text:span><text:span text:style-name="T5_5">network</text:span><text:span text:style-name="T5_6"><text:s/></text:span><text:span text:style-name="T5_7">is</text:span><text:span text:style-name="T5_8"><text:s/></text:span><text:span text:style-name="T5_9">first</text:span><text:span text:style-name="T5_10"><text:s/></text:span><text:span text:style-name="T5_11">formed</text:span><text:span text:style-name="T5_12">,<text:s/></text:span><text:span text:style-name="T5_13">each</text:span><text:span text:style-name="T5_14"><text:s/></text:span><text:span text:style-name="T5_15">host</text:span><text:span text:style-name="T5_16"><text:s/></text:span><text:span text:style-name="T5_17">will</text:span><text:span text:style-name="T5_18"><text:s/></text:span><text:span text:style-name="T5_19">communicate</text:span><text:span text:style-name="T5_20"><text:s/></text:span><text:span text:style-name="T5_21">with</text:span><text:span text:style-name="T5_22"><text:s/></text:span><text:span text:style-name="T5_23">it</text:span><text:span text:style-name="T5_24">’</text:span><text:span text:style-name="T5_25">s</text:span><text:span text:style-name="T5_26"><text:s/></text:span><text:span text:style-name="T5_27">adjacent</text:span><text:span text:style-name="T5_28"><text:s/></text:span><text:span text:style-name="T5_29">hosts</text:span><text:span text:style-name="T5_30"><text:s/>(</text:span><text:span text:style-name="T5_31">or</text:span><text:span text:style-name="T5_32"><text:s/></text:span><text:span text:style-name="T5_33">perhaps</text:span><text:span text:style-name="T5_34"><text:s/></text:span><text:span text:style-name="T5_35">with</text:span><text:span text:style-name="T5_36"><text:s/></text:span><text:span text:style-name="T5_37">the</text:span><text:span text:style-name="T5_38"><text:s/></text:span><text:span text:style-name="T5_39">C</text:span><text:span text:style-name="T5_40">2<text:s/></text:span><text:span text:style-name="T5_41">facility</text:span><text:span text:style-name="T5_42">)<text:s/></text:span><text:span text:style-name="T5_43">to</text:span><text:span text:style-name="T5_44"><text:s/></text:span><text:span text:style-name="T5_45">obtain</text:span><text:span text:style-name="T5_46"><text:s/></text:span><text:span text:style-name="T5_47">short</text:span><text:span text:style-name="T5_48"><text:s/>(7-</text:span><text:span text:style-name="T5_49">bit</text:span><text:span text:style-name="T5_50">)<text:s/></text:span><text:span text:style-name="T5_51">relative</text:span><text:span text:style-name="T5_52"><text:s/></text:span><text:span text:style-name="T5_53">addresses</text:span><text:span text:style-name="T5_54"><text:s/></text:span><text:span text:style-name="T5_55">for</text:span><text:span text:style-name="T5_56"><text:s/></text:span><text:span text:style-name="T5_57">each</text:span><text:span text:style-name="T5_58"><text:s/></text:span><text:span text:style-name="T5_59">other</text:span><text:span text:style-name="T5_60">.<text:s/></text:span><text:span text:style-name="T5_61">That</text:span><text:span text:style-name="T5_62"><text:s/></text:span><text:span text:style-name="T5_63">is</text:span><text:span text:style-name="T5_64"><text:s/></text:span><text:span text:style-name="T5_65">to</text:span><text:span text:style-name="T5_66"><text:s/></text:span><text:span text:style-name="T5_67">say</text:span><text:span text:style-name="T5_68">,<text:s/></text:span><text:span text:style-name="T5_69">if</text:span><text:span text:style-name="T5_70"><text:s/></text:span><text:span text:style-name="T5_71">host</text:span><text:span text:style-name="T5_72"><text:s/></text:span><text:span text:style-name="T5_73">B</text:span><text:span text:style-name="T5_74"><text:s/></text:span><text:span text:style-name="T5_75">connects</text:span><text:span text:style-name="T5_76"><text:s/></text:span><text:span text:style-name="T5_77">to</text:span><text:span text:style-name="T5_78"><text:s/></text:span><text:span text:style-name="T5_79">a</text:span><text:span text:style-name="T5_80"><text:s/></text:span><text:span text:style-name="T5_81">network</text:span><text:span text:style-name="T5_82"><text:s/></text:span><text:span text:style-name="T5_83">and</text:span><text:span text:style-name="T5_84"><text:s/></text:span><text:span text:style-name="T5_85">is</text:span><text:span text:style-name="T5_86"><text:s/></text:span><text:span text:style-name="T5_87">adjacent</text:span><text:span text:style-name="T5_88"><text:s/></text:span><text:span text:style-name="T5_89">to</text:span><text:span text:style-name="T5_90"><text:s/></text:span><text:span text:style-name="T5_91">host</text:span><text:span text:style-name="T5_92"><text:s/></text:span><text:span text:style-name="T5_93">A</text:span><text:span text:style-name="T5_94">,<text:s/></text:span><text:span text:style-name="T5_95">then</text:span><text:span text:style-name="T5_96"><text:s/></text:span><text:span text:style-name="T5_97">host</text:span><text:span text:style-name="T5_98"><text:s/></text:span><text:span text:style-name="T5_99">B</text:span><text:span text:style-name="T5_100"><text:s/></text:span><text:span text:style-name="T5_101">will</text:span><text:span text:style-name="T5_102"><text:s/></text:span><text:span text:style-name="T5_103">choose</text:span><text:span text:style-name="T5_104"><text:s/></text:span><text:span text:style-name="T5_105">an</text:span><text:span text:style-name="T5_106"><text:s/></text:span><text:span text:style-name="T5_107">ID</text:span><text:span text:style-name="T5_108"><text:s/></text:span><text:span text:style-name="T5_109">for</text:span><text:span text:style-name="T5_110"><text:s/></text:span><text:span text:style-name="T5_111">A</text:span><text:span text:style-name="T5_112">,<text:s/></text:span><text:span text:style-name="T5_113">and</text:span><text:span text:style-name="T5_114"><text:s/></text:span><text:span text:style-name="T5_115">communicate</text:span><text:span text:style-name="T5_116"><text:s/></text:span><text:span text:style-name="T5_117">this</text:span><text:span text:style-name="T5_118"><text:s/></text:span><text:span text:style-name="T5_119">ID</text:span><text:span text:style-name="T5_120"><text:s/></text:span><text:span text:style-name="T5_121">to</text:span><text:span text:style-name="T5_122"><text:s/></text:span><text:span text:style-name="T5_123">host</text:span><text:span text:style-name="T5_124"><text:s/></text:span><text:span text:style-name="T5_125">A</text:span><text:span text:style-name="T5_126">.<text:s/></text:span><text:span text:style-name="T5_127">Host</text:span><text:span text:style-name="T5_128"><text:s/></text:span><text:span text:style-name="T5_129">A</text:span><text:span text:style-name="T5_130"><text:s/></text:span><text:span text:style-name="T5_131">will</text:span><text:span text:style-name="T5_132"><text:s/></text:span><text:span text:style-name="T5_133">then</text:span><text:span text:style-name="T5_134"><text:s/></text:span><text:span text:style-name="T5_135">choose</text:span><text:span text:style-name="T5_136"><text:s/></text:span><text:span text:style-name="T5_137">an</text:span><text:span text:style-name="T5_138"><text:s/></text:span><text:span text:style-name="T5_139">ID</text:span><text:span text:style-name="T5_140"><text:s/></text:span><text:span text:style-name="T5_141">to</text:span><text:span text:style-name="T5_142"><text:s/></text:span><text:span text:style-name="T5_143">pair</text:span><text:span text:style-name="T5_144"><text:s/></text:span><text:span text:style-name="T5_145">with</text:span><text:span text:style-name="T5_146"><text:s/></text:span><text:span text:style-name="T5_147">the</text:span><text:span text:style-name="T5_148"><text:s/></text:span><text:span text:style-name="T5_149">foreign</text:span><text:span text:style-name="T5_150"><text:s/></text:span><text:span text:style-name="T5_151">ID</text:span><text:span text:style-name="T5_152"><text:s/></text:span><text:span text:style-name="T5_153">it</text:span><text:span text:style-name="T5_154"><text:s/></text:span><text:span text:style-name="T5_155">has</text:span><text:span text:style-name="T5_156"><text:s/></text:span><text:span text:style-name="T5_157">just</text:span><text:span text:style-name="T5_158"><text:s/></text:span><text:span text:style-name="T5_159">received</text:span><text:span text:style-name="T5_160">,<text:s/></text:span><text:span text:style-name="T5_161">save</text:span><text:span text:style-name="T5_162"><text:s/></text:span><text:span text:style-name="T5_163">this</text:span><text:span text:style-name="T5_164"><text:s/></text:span><text:span text:style-name="T5_165">ID</text:span><text:span text:style-name="T5_166">-</text:span><text:span text:style-name="T5_167">pair</text:span><text:span text:style-name="T5_168">,<text:s/></text:span><text:span text:style-name="T5_169">and</text:span><text:span text:style-name="T5_170"><text:s/></text:span><text:span text:style-name="T5_171">then</text:span><text:span text:style-name="T5_172"><text:s/></text:span><text:span text:style-name="T5_173">communicate</text:span><text:span text:style-name="T5_174"><text:s/></text:span><text:span text:style-name="T5_175">this</text:span><text:span text:style-name="T5_176"><text:s/></text:span><text:span text:style-name="T5_177">ID</text:span><text:span text:style-name="T5_178"><text:s/></text:span><text:span text:style-name="T5_179">back</text:span><text:span text:style-name="T5_180"><text:s/></text:span><text:span text:style-name="T5_181">to</text:span><text:span text:style-name="T5_182"><text:s/></text:span><text:span text:style-name="T5_183">host</text:span><text:span text:style-name="T5_184"><text:s/></text:span><text:span text:style-name="T5_185">B</text:span><text:span text:style-name="T5_186">.<text:s/></text:span><text:span text:style-name="T5_187">Now</text:span><text:span text:style-name="T5_188">,<text:s/></text:span><text:span text:style-name="T5_189">both</text:span><text:span text:style-name="T5_190"><text:s/></text:span><text:span text:style-name="T5_191">hosts</text:span><text:span text:style-name="T5_192"><text:s/></text:span><text:span text:style-name="T5_193">have</text:span><text:span text:style-name="T5_194"><text:s/></text:span><text:span text:style-name="T5_195">a</text:span><text:span text:style-name="T5_196"><text:s/></text:span><text:span text:style-name="T5_197">local</text:span><text:span text:style-name="T5_198"><text:s/></text:span><text:span text:style-name="T5_199">and</text:span><text:span text:style-name="T5_200"><text:s/></text:span><text:span text:style-name="T5_201">a</text:span><text:span text:style-name="T5_202"><text:s/></text:span><text:span text:style-name="T5_203">foreign</text:span><text:span text:style-name="T5_204"><text:s/></text:span><text:span text:style-name="T5_205">relative</text:span><text:span text:style-name="T5_206"><text:s/></text:span><text:span text:style-name="T5_207">host</text:span><text:span text:style-name="T5_208"><text:s/></text:span><text:span text:style-name="T5_209">ID</text:span><text:span text:style-name="T5_210">.<text:s/></text:span><text:span text:style-name="T5_211">If</text:span><text:span text:style-name="T5_212"><text:s/></text:span><text:span text:style-name="T5_213">it</text:span><text:span text:style-name="T5_214"><text:s/></text:span><text:span text:style-name="T5_215">should</text:span><text:span text:style-name="T5_216"><text:s/></text:span><text:span text:style-name="T5_217">happen</text:span><text:span text:style-name="T5_218"><text:s/></text:span><text:span text:style-name="T5_219">that</text:span><text:span text:style-name="T5_220"><text:s/></text:span><text:span text:style-name="T5_221">a</text:span><text:span text:style-name="T5_222"><text:s/></text:span><text:span text:style-name="T5_223">host</text:span><text:span text:style-name="T5_224"><text:s/></text:span><text:span text:style-name="T5_225">has</text:span><text:span text:style-name="T5_226"><text:s/></text:span><text:span text:style-name="T5_227">more</text:span><text:span text:style-name="T5_228"><text:s/></text:span><text:span text:style-name="T5_229">than</text:span><text:span text:style-name="T5_230"><text:s/>127<text:s/>(7<text:s/></text:span><text:span text:style-name="T5_231">bits</text:span><text:span text:style-name="T5_232"><text:s/></text:span><text:span text:style-name="T5_233">worth</text:span><text:span text:style-name="T5_234"><text:s/></text:span><text:span text:style-name="T5_235">of</text:span><text:span text:style-name="T5_236">)<text:s/></text:span><text:span text:style-name="T5_237">neighbors</text:span><text:span text:style-name="T5_238">,<text:s/></text:span><text:span text:style-name="T5_239">then</text:span><text:span text:style-name="T5_240"><text:s/></text:span><text:span text:style-name="T5_241">the</text:span><text:span text:style-name="T5_242"><text:s/>8</text:span><text:span text:style-name="T5_243">th</text:span><text:span text:style-name="T5_244"><text:s/></text:span><text:span text:style-name="T5_245">bit</text:span><text:span text:style-name="T5_246"><text:s/></text:span><text:span text:style-name="T5_247">may</text:span><text:span text:style-name="T5_248"><text:s/></text:span><text:span text:style-name="T5_249">be</text:span><text:span text:style-name="T5_250"><text:s/></text:span><text:span text:style-name="T5_251">set</text:span><text:span text:style-name="T5_252"><text:s/></text:span><text:span text:style-name="T5_253">to</text:span><text:span text:style-name="T5_254"><text:s/></text:span><text:span text:style-name="T5_255">indicate</text:span><text:span text:style-name="T5_256"><text:s/></text:span><text:span text:style-name="T5_257">that</text:span><text:span text:style-name="T5_258"><text:s/></text:span><text:span text:style-name="T5_259">next</text:span><text:span text:style-name="T5_260"><text:s/></text:span><text:span text:style-name="T5_261">byte</text:span><text:span text:style-name="T5_262"><text:s/></text:span><text:span text:style-name="T5_263">to</text:span><text:span text:style-name="T5_264"><text:s/></text:span><text:span text:style-name="T5_265">follow</text:span><text:span text:style-name="T5_266"><text:s/></text:span><text:span text:style-name="T5_267">should</text:span><text:span text:style-name="T5_268"><text:s/></text:span><text:span text:style-name="T5_269">be</text:span><text:span text:style-name="T5_270"><text:s/></text:span><text:span text:style-name="T5_271">interpreted</text:span><text:span text:style-name="T5_272"><text:s/></text:span><text:span text:style-name="T5_273">as</text:span><text:span text:style-name="T5_274"><text:s/></text:span><text:span text:style-name="T5_275">part</text:span><text:span text:style-name="T5_276"><text:s/></text:span><text:span text:style-name="T5_277">of</text:span><text:span text:style-name="T5_278"><text:s/></text:span><text:span text:style-name="T5_279">the</text:span><text:span text:style-name="T5_280"><text:s/></text:span><text:span text:style-name="T5_281">same</text:span><text:span text:style-name="T5_282"><text:s/></text:span><text:span text:style-name="T5_283">relative</text:span><text:span text:style-name="T5_284"><text:s/></text:span><text:span text:style-name="T5_285">address</text:span><text:span text:style-name="T5_286">.<text:s/></text:span><text:span text:style-name="T5_287">This</text:span><text:span text:style-name="T5_288"><text:s/></text:span><text:span text:style-name="T5_289">functionality</text:span><text:span text:style-name="T5_290"><text:s/></text:span><text:span text:style-name="T5_291">may</text:span><text:span text:style-name="T5_292"><text:s/></text:span><text:span text:style-name="T5_293">prove</text:span><text:span text:style-name="T5_294"><text:s/></text:span><text:span text:style-name="T5_295">to</text:span><text:span text:style-name="T5_296"><text:s/></text:span><text:span text:style-name="T5_297">either</text:span><text:span text:style-name="T5_298"><text:s/></text:span><text:span text:style-name="T5_299">reduce</text:span><text:span text:style-name="T5_300"><text:s/></text:span><text:span text:style-name="T5_301">pollination</text:span><text:span text:style-name="T5_302"><text:s/></text:span><text:span text:style-name="T5_303">overhead</text:span><text:span text:style-name="T5_304">,<text:s/></text:span><text:span text:style-name="T5_305">or</text:span><text:span text:style-name="T5_306"><text:s/></text:span><text:span text:style-name="T5_307">unnecessarily</text:span><text:span text:style-name="T5_308"><text:s/></text:span><text:span text:style-name="T5_309">complicate</text:span><text:span text:style-name="T5_310"><text:s/></text:span><text:span text:style-name="T5_311">matters</text:span><text:span text:style-name="T5_312">.</text:span></text:p>
      <text:p text:style-name="P6"><text:span text:style-name="T6_1">Regardless</text:span><text:span text:style-name="T6_2"><text:s/></text:span><text:span text:style-name="T6_3">of</text:span><text:span text:style-name="T6_4"><text:s/></text:span><text:span text:style-name="T6_5">whether</text:span><text:span text:style-name="T6_6"><text:s/></text:span><text:span text:style-name="T6_7">or</text:span><text:span text:style-name="T6_8"><text:s/></text:span><text:span text:style-name="T6_9">not</text:span><text:span text:style-name="T6_10"><text:s/></text:span><text:span text:style-name="T6_11">a</text:span><text:span text:style-name="T6_12"><text:s/></text:span><text:span text:style-name="T6_13">relative</text:span><text:span text:style-name="T6_14"><text:s/></text:span><text:span text:style-name="T6_15">addressing</text:span><text:span text:style-name="T6_16"><text:s/></text:span><text:span text:style-name="T6_17">scheme</text:span><text:span text:style-name="T6_18"><text:s/></text:span><text:span text:style-name="T6_19">is</text:span><text:span text:style-name="T6_20"><text:s/></text:span><text:span text:style-name="T6_21">found</text:span><text:span text:style-name="T6_22"><text:s/></text:span><text:span text:style-name="T6_23">to</text:span><text:span text:style-name="T6_24"><text:s/></text:span><text:span text:style-name="T6_25">be</text:span><text:span text:style-name="T6_26"><text:s/></text:span><text:span text:style-name="T6_27">appropriate</text:span><text:span text:style-name="T6_28">,<text:s/></text:span><text:span text:style-name="T6_29">the</text:span><text:span text:style-name="T6_30"><text:s/></text:span><text:span text:style-name="T6_31">Signing</text:span><text:span text:style-name="T6_32"><text:s/></text:span><text:span text:style-name="T6_33">method</text:span><text:span text:style-name="T6_34"><text:s/></text:span><text:span text:style-name="T6_35">would</text:span><text:span text:style-name="T6_36"><text:s/></text:span><text:span text:style-name="T6_37">dictate</text:span><text:span text:style-name="T6_38"><text:s/></text:span><text:span text:style-name="T6_39">that</text:span><text:span text:style-name="T6_40"><text:s/></text:span><text:span text:style-name="T6_41">an</text:span><text:span text:style-name="T6_42"><text:s/></text:span><text:span text:style-name="T6_43">address</text:span><text:span text:style-name="T6_44"><text:s/></text:span><text:span text:style-name="T6_45">corresponding</text:span><text:span text:style-name="T6_46"><text:s/></text:span><text:span text:style-name="T6_47">to</text:span><text:span text:style-name="T6_48"><text:s/></text:span><text:span text:style-name="T6_49">the</text:span><text:span text:style-name="T6_50"><text:s/></text:span><text:span text:style-name="T6_51">current</text:span><text:span text:style-name="T6_52"><text:s/></text:span><text:span text:style-name="T6_53">host</text:span><text:span text:style-name="T6_54"><text:s/></text:span><text:span text:style-name="T6_55">is</text:span><text:span text:style-name="T6_56"><text:s/></text:span><text:span text:style-name="T6_57">to</text:span><text:span text:style-name="T6_58"><text:s/></text:span><text:span text:style-name="T6_59">be</text:span><text:span text:style-name="T6_60"><text:s/></text:span><text:span text:style-name="T6_61">appended</text:span><text:span text:style-name="T6_62"><text:s/></text:span><text:span text:style-name="T6_63">to</text:span><text:span text:style-name="T6_64"><text:s/></text:span><text:span text:style-name="T6_65">the</text:span><text:span text:style-name="T6_66"><text:s/></text:span><text:span text:style-name="T6_67">packet</text:span><text:span text:style-name="T6_68">,<text:s/></text:span><text:span text:style-name="T6_69">followed</text:span><text:span text:style-name="T6_70"><text:s/></text:span><text:span text:style-name="T6_71">by</text:span><text:span text:style-name="T6_72"><text:s/></text:span><text:span text:style-name="T6_73">an</text:span><text:span text:style-name="T6_74"><text:s/></text:span><text:span text:style-name="T6_75">address</text:span><text:span text:style-name="T6_76"><text:s/></text:span><text:span text:style-name="T6_77">corresponding</text:span><text:span text:style-name="T6_78"><text:s/></text:span><text:span text:style-name="T6_79">to</text:span><text:span text:style-name="T6_80"><text:s/></text:span><text:span text:style-name="T6_81">the</text:span><text:span text:style-name="T6_82"><text:s/></text:span><text:span text:style-name="T6_83">next</text:span><text:span text:style-name="T6_84"><text:s/></text:span><text:span text:style-name="T6_85">host</text:span><text:span text:style-name="T6_86"><text:s/></text:span><text:span text:style-name="T6_87">in</text:span><text:span text:style-name="T6_88"><text:s/></text:span><text:span text:style-name="T6_89">the</text:span><text:span text:style-name="T6_90"><text:s/></text:span><text:span text:style-name="T6_91">connection</text:span><text:span text:style-name="T6_92">.<text:s/></text:span><text:span text:style-name="T6_93">Now</text:span><text:span text:style-name="T6_94"><text:s/></text:span><text:span text:style-name="T6_95">we</text:span><text:span text:style-name="T6_96"><text:s/></text:span><text:span text:style-name="T6_97">calculate</text:span><text:span text:style-name="T6_98"><text:s/></text:span><text:span text:style-name="T6_99">the</text:span><text:span text:style-name="T6_100"><text:s/></text:span><text:span text:style-name="T6_101">hash</text:span><text:span text:style-name="T6_102"><text:s/></text:span><text:span text:style-name="T6_103">of</text:span><text:span text:style-name="T6_104"><text:s/></text:span><text:span text:style-name="T6_105">the</text:span><text:span text:style-name="T6_106"><text:s/></text:span><text:span text:style-name="T6_107">packet</text:span><text:span text:style-name="T6_108"><text:s/>(</text:span><text:span text:style-name="T6_109">including</text:span><text:span text:style-name="T6_110"><text:s/></text:span><text:span text:style-name="T6_111">reserved</text:span><text:span text:style-name="T6_112"><text:s/></text:span><text:span text:style-name="T6_113">zeroes</text:span><text:span text:style-name="T6_114"><text:s/></text:span><text:span text:style-name="T6_115">and</text:span><text:span text:style-name="T6_116"><text:s/></text:span><text:span text:style-name="T6_117">appended</text:span><text:span text:style-name="T6_118"><text:s/></text:span><text:span text:style-name="T6_119">addresses</text:span><text:span text:style-name="T6_120">),<text:s/></text:span><text:span text:style-name="T6_121">and</text:span><text:span text:style-name="T6_122"><text:s/></text:span><text:span text:style-name="T6_123">encrypt</text:span><text:span text:style-name="T6_124"><text:s/></text:span><text:span text:style-name="T6_125">this</text:span><text:span text:style-name="T6_126"><text:s/></text:span><text:span text:style-name="T6_127">hash</text:span><text:span text:style-name="T6_128">.<text:s/></text:span><text:span text:style-name="T6_129">This</text:span><text:span text:style-name="T6_130"><text:s/></text:span><text:span text:style-name="T6_131">encrypted</text:span><text:span text:style-name="T6_132"><text:s/></text:span><text:span text:style-name="T6_133">hash</text:span><text:span text:style-name="T6_134"><text:s/></text:span><text:span text:style-name="T6_135">is</text:span><text:span text:style-name="T6_136"><text:s/></text:span><text:span text:style-name="T6_137">then</text:span><text:span text:style-name="T6_138"><text:s/></text:span><text:span text:style-name="T6_139">placed</text:span><text:span text:style-name="T6_140"><text:s/></text:span><text:span text:style-name="T6_141">in</text:span><text:span text:style-name="T6_142"><text:s/></text:span><text:span text:style-name="T6_143">the</text:span><text:span text:style-name="T6_144"><text:s/></text:span><text:span text:style-name="T6_145">reserved</text:span><text:span text:style-name="T6_146"><text:s/></text:span><text:span text:style-name="T6_147">space</text:span><text:span text:style-name="T6_148">,<text:s/></text:span><text:span text:style-name="T6_149">and</text:span><text:span text:style-name="T6_150"><text:s/></text:span><text:span text:style-name="T6_151">the</text:span><text:span text:style-name="T6_152"><text:s/></text:span><text:span text:style-name="T6_153">packet</text:span><text:span text:style-name="T6_154"><text:s/></text:span><text:span text:style-name="T6_155">is</text:span><text:span text:style-name="T6_156"><text:s/></text:span><text:span text:style-name="T6_157">forwarded</text:span><text:span text:style-name="T6_158"><text:s/></text:span><text:span text:style-name="T6_159">across</text:span><text:span text:style-name="T6_160"><text:s/></text:span><text:span text:style-name="T6_161">the</text:span><text:span text:style-name="T6_162"><text:s/></text:span><text:span text:style-name="T6_163">network</text:span><text:span text:style-name="T6_164"><text:s/></text:span><text:span text:style-name="T6_165">to</text:span><text:span text:style-name="T6_166"><text:s/></text:span><text:span text:style-name="T6_167">the</text:span><text:span text:style-name="T6_168"><text:s/></text:span><text:span text:style-name="T6_169">next</text:span><text:span text:style-name="T6_170"><text:s/></text:span><text:span text:style-name="T6_171">host</text:span><text:span text:style-name="T6_172">.<text:s/></text:span><text:span text:style-name="T6_173">The</text:span><text:span text:style-name="T6_174"><text:s/></text:span><text:span text:style-name="T6_175">current</text:span><text:span text:style-name="T6_176"><text:s/></text:span><text:span text:style-name="T6_177">host</text:span><text:span text:style-name="T6_178"><text:s/></text:span><text:span text:style-name="T6_179">then</text:span><text:span text:style-name="T6_180"><text:s/></text:span><text:span text:style-name="T6_181">records</text:span><text:span text:style-name="T6_182"><text:s/></text:span><text:span text:style-name="T6_183">for</text:span><text:span text:style-name="T6_184"><text:s/></text:span><text:span text:style-name="T6_185">itself</text:span><text:span text:style-name="T6_186"><text:s/></text:span><text:span text:style-name="T6_187">the</text:span><text:span text:style-name="T6_188"><text:s/></text:span><text:span text:style-name="T6_189">address</text:span><text:span text:style-name="T6_190"><text:s/></text:span><text:span text:style-name="T6_191">of</text:span><text:span text:style-name="T6_192"><text:s/></text:span><text:span text:style-name="T6_193">the</text:span><text:span text:style-name="T6_194"><text:s/></text:span><text:span text:style-name="T6_195">remote</text:span><text:span text:style-name="T6_196"><text:s/></text:span><text:span text:style-name="T6_197">host</text:span><text:span text:style-name="T6_198">,<text:s/></text:span><text:span text:style-name="T6_199">and</text:span><text:span text:style-name="T6_200"><text:s/></text:span><text:span text:style-name="T6_201">waits</text:span><text:span text:style-name="T6_202"><text:s/></text:span><text:span text:style-name="T6_203">for</text:span><text:span text:style-name="T6_204"><text:s/></text:span><text:span text:style-name="T6_205">a</text:span><text:span text:style-name="T6_206"><text:s/></text:span><text:span text:style-name="T6_207">new</text:span><text:span text:style-name="T6_208"><text:s/></text:span><text:span text:style-name="T6_209">packet</text:span><text:span text:style-name="T6_210"><text:s/></text:span><text:span text:style-name="T6_211">to</text:span><text:span text:style-name="T6_212"><text:s/></text:span><text:span text:style-name="T6_213">be</text:span><text:span text:style-name="T6_214"><text:s/></text:span><text:span text:style-name="T6_215">sent</text:span><text:span text:style-name="T6_216">.</text:span></text:p>
      <text:p text:style-name="P7"><text:span text:style-name="T7_1">At</text:span><text:span text:style-name="T7_2"><text:s/></text:span><text:span text:style-name="T7_3">the</text:span><text:span text:style-name="T7_4"><text:s/></text:span><text:span text:style-name="T7_5">next</text:span><text:span text:style-name="T7_6"><text:s/></text:span><text:span text:style-name="T7_7">host</text:span><text:span text:style-name="T7_8">,<text:s/></text:span><text:span text:style-name="T7_9">when</text:span><text:span text:style-name="T7_10"><text:s/></text:span><text:span text:style-name="T7_11">the</text:span><text:span text:style-name="T7_12"><text:s/></text:span><text:span text:style-name="T7_13">packet</text:span><text:span text:style-name="T7_14"><text:s/></text:span><text:span text:style-name="T7_15">is</text:span><text:span text:style-name="T7_16"><text:s/></text:span><text:span text:style-name="T7_17">received</text:span><text:span text:style-name="T7_18">,<text:s/></text:span><text:span text:style-name="T7_19">the</text:span><text:span text:style-name="T7_20"><text:s/></text:span><text:span text:style-name="T7_21">signature</text:span><text:span text:style-name="T7_22"><text:s/></text:span><text:span text:style-name="T7_23">is</text:span><text:span text:style-name="T7_24"><text:s/></text:span><text:span text:style-name="T7_25">first</text:span><text:span text:style-name="T7_26"><text:s/></text:span><text:span text:style-name="T7_27">checked</text:span><text:span text:style-name="T7_28"><text:s/></text:span><text:span text:style-name="T7_29">to</text:span><text:span text:style-name="T7_30"><text:s/></text:span><text:span text:style-name="T7_31">assure</text:span><text:span text:style-name="T7_32"><text:s/></text:span><text:span text:style-name="T7_33">the</text:span><text:span text:style-name="T7_34"><text:s/></text:span><text:span text:style-name="T7_35">integrity</text:span><text:span text:style-name="T7_36"><text:s/></text:span><text:span text:style-name="T7_37">of</text:span><text:span text:style-name="T7_38"><text:s/></text:span><text:span text:style-name="T7_39">the</text:span><text:span text:style-name="T7_40"><text:s/></text:span><text:span text:style-name="T7_41">packet</text:span><text:span text:style-name="T7_42">.<text:s/></text:span><text:span text:style-name="T7_43">The</text:span><text:span text:style-name="T7_44"><text:s/></text:span><text:span text:style-name="T7_45">host</text:span><text:span text:style-name="T7_46"><text:s/></text:span><text:span text:style-name="T7_47">then</text:span><text:span text:style-name="T7_48"><text:s/></text:span><text:span text:style-name="T7_49">appends</text:span><text:span text:style-name="T7_50"><text:s/></text:span><text:span text:style-name="T7_51">the</text:span><text:span text:style-name="T7_52"><text:s/></text:span><text:span text:style-name="T7_53">address</text:span><text:span text:style-name="T7_54"><text:s/></text:span><text:span text:style-name="T7_55">of</text:span><text:span text:style-name="T7_56"><text:s/></text:span><text:span text:style-name="T7_57">the</text:span><text:span text:style-name="T7_58"><text:s/></text:span><text:span text:style-name="T7_59">next</text:span><text:span text:style-name="T7_60"><text:s/></text:span><text:span text:style-name="T7_61">host</text:span><text:span text:style-name="T7_62">,<text:s/></text:span><text:span text:style-name="T7_63">updates</text:span><text:span text:style-name="T7_64"><text:s/></text:span><text:span text:style-name="T7_65">the</text:span><text:span text:style-name="T7_66"><text:s/></text:span><text:span text:style-name="T7_67">signature</text:span><text:span text:style-name="T7_68">,<text:s/></text:span><text:span text:style-name="T7_69">and</text:span><text:span text:style-name="T7_70"><text:s/></text:span><text:span text:style-name="T7_71">sends</text:span><text:span text:style-name="T7_72"><text:s/></text:span><text:span text:style-name="T7_73">the</text:span><text:span text:style-name="T7_74"><text:s/></text:span><text:span text:style-name="T7_75">packet</text:span><text:span text:style-name="T7_76"><text:s/></text:span><text:span text:style-name="T7_77">on</text:span><text:span text:style-name="T7_78"><text:s/></text:span><text:span text:style-name="T7_79">its</text:span><text:span text:style-name="T7_80"><text:s/></text:span><text:span text:style-name="T7_81">way</text:span><text:span text:style-name="T7_82">.<text:s/></text:span><text:span text:style-name="T7_83">Finally</text:span><text:span text:style-name="T7_84">,<text:s/></text:span><text:span text:style-name="T7_85">the</text:span><text:span text:style-name="T7_86"><text:s/></text:span><text:span text:style-name="T7_87">host</text:span><text:span text:style-name="T7_88"><text:s/></text:span><text:span text:style-name="T7_89">logs</text:span><text:span text:style-name="T7_90"><text:s/></text:span><text:span text:style-name="T7_91">the</text:span><text:span text:style-name="T7_92"><text:s/></text:span><text:span text:style-name="T7_93">forward</text:span><text:span text:style-name="T7_94"><text:s/></text:span><text:span text:style-name="T7_95">and</text:span><text:span text:style-name="T7_96"><text:s/></text:span><text:span text:style-name="T7_97">backward</text:span><text:span text:style-name="T7_98"><text:s/></text:span><text:span text:style-name="T7_99">foreign</text:span><text:span text:style-name="T7_100"><text:s/></text:span><text:span text:style-name="T7_101">addresses</text:span><text:span text:style-name="T7_102">.<text:s/></text:span><text:span text:style-name="T7_103">The</text:span><text:span text:style-name="T7_104"><text:s/></text:span><text:span text:style-name="T7_105">procedure</text:span><text:span text:style-name="T7_106"><text:s/></text:span><text:span text:style-name="T7_107">at</text:span><text:span text:style-name="T7_108"><text:s/></text:span><text:span text:style-name="T7_109">the</text:span><text:span text:style-name="T7_110"><text:s/></text:span><text:span text:style-name="T7_111">final</text:span><text:span text:style-name="T7_112"><text:s/></text:span><text:span text:style-name="T7_113">host</text:span><text:span text:style-name="T7_114"><text:s/></text:span><text:span text:style-name="T7_115">is</text:span><text:span text:style-name="T7_116"><text:s/></text:span><text:span text:style-name="T7_117">much</text:span><text:span text:style-name="T7_118"><text:s/></text:span><text:span text:style-name="T7_119">the</text:span><text:span text:style-name="T7_120"><text:s/></text:span><text:span text:style-name="T7_121">same</text:span><text:span text:style-name="T7_122">,<text:s/></text:span><text:span text:style-name="T7_123">simply</text:span><text:span text:style-name="T7_124"><text:s/></text:span><text:span text:style-name="T7_125">without</text:span><text:span text:style-name="T7_126"><text:s/></text:span><text:span text:style-name="T7_127">having</text:span><text:span text:style-name="T7_128"><text:s/></text:span><text:span text:style-name="T7_129">a</text:span><text:span text:style-name="T7_130"><text:s/></text:span><text:span text:style-name="T7_131">forward</text:span><text:span text:style-name="T7_132"><text:s/></text:span><text:span text:style-name="T7_133">address</text:span><text:span text:style-name="T7_134">.</text:span></text:p>
      <text:p text:style-name="P8"><text:span text:style-name="T8_1">The</text:span><text:span text:style-name="T8_2"><text:s/></text:span><text:span text:style-name="T8_3">Signing</text:span><text:span text:style-name="T8_4"><text:s/></text:span><text:span text:style-name="T8_5">Method</text:span><text:span text:style-name="T8_6"><text:s/></text:span><text:span text:style-name="T8_7">as</text:span><text:span text:style-name="T8_8"><text:s/></text:span><text:span text:style-name="T8_9">it</text:span><text:span text:style-name="T8_10"><text:s/></text:span><text:span text:style-name="T8_11">is</text:span><text:span text:style-name="T8_12"><text:s/></text:span><text:span text:style-name="T8_13">described</text:span><text:span text:style-name="T8_14"><text:s/></text:span><text:span text:style-name="T8_15">here</text:span><text:span text:style-name="T8_16"><text:s/></text:span><text:span text:style-name="T8_17">provides</text:span><text:span text:style-name="T8_18"><text:s/></text:span><text:span text:style-name="T8_19">a</text:span><text:span text:style-name="T8_20"><text:s/></text:span><text:span text:style-name="T8_21">method</text:span><text:span text:style-name="T8_22"><text:s/></text:span><text:span text:style-name="T8_23">to</text:span><text:span text:style-name="T8_24"><text:s/></text:span><text:span text:style-name="T8_25">uniquely</text:span><text:span text:style-name="T8_26"><text:s/></text:span><text:span text:style-name="T8_27">identify</text:span><text:span text:style-name="T8_28"><text:s/></text:span><text:span text:style-name="T8_29">a</text:span><text:span text:style-name="T8_30"><text:s/></text:span><text:span text:style-name="T8_31">packet</text:span><text:span text:style-name="T8_32"><text:s/></text:span><text:span text:style-name="T8_33">without</text:span><text:span text:style-name="T8_34"><text:s/></text:span><text:span text:style-name="T8_35">having</text:span><text:span text:style-name="T8_36"><text:s/></text:span><text:span text:style-name="T8_37">to</text:span><text:span text:style-name="T8_38"><text:s/></text:span><text:span text:style-name="T8_39">completely</text:span><text:span text:style-name="T8_40"><text:s/></text:span><text:span text:style-name="T8_41">duplicate</text:span><text:span text:style-name="T8_42"><text:s/></text:span><text:span text:style-name="T8_43">it</text:span><text:span text:style-name="T8_44">,<text:s/></text:span><text:span text:style-name="T8_45">as</text:span><text:span text:style-name="T8_46"><text:s/></text:span><text:span text:style-name="T8_47">well</text:span><text:span text:style-name="T8_48"><text:s/></text:span><text:span text:style-name="T8_49">as</text:span><text:span text:style-name="T8_50"><text:s/></text:span><text:span text:style-name="T8_51">an</text:span><text:span text:style-name="T8_52"><text:s/></text:span><text:span text:style-name="T8_53">extra</text:span><text:span text:style-name="T8_54"><text:s/></text:span><text:span text:style-name="T8_55">layer</text:span><text:span text:style-name="T8_56"><text:s/></text:span><text:span text:style-name="T8_57">of</text:span><text:span text:style-name="T8_58"><text:s/></text:span><text:span text:style-name="T8_59">security</text:span><text:span text:style-name="T8_60"><text:s/></text:span><text:span text:style-name="T8_61">to</text:span><text:span text:style-name="T8_62"><text:s/></text:span><text:span text:style-name="T8_63">prevent</text:span><text:span text:style-name="T8_64"><text:s/></text:span><text:span text:style-name="T8_65">malicious</text:span><text:span text:style-name="T8_66"><text:s/></text:span><text:span text:style-name="T8_67">interference</text:span><text:span text:style-name="T8_68">.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